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4997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4997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4997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4997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4997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4997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4997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4997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4997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4997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4997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4997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4997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4997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4997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4997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4997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Edna Lucía  Tillero Ortigoza
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2/9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468677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Emma Altamira  Ortigoza Niño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782261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19.09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9" meta:character-count="1167" meta:non-whitespace-character-count="996"/>
    <meta:template xlink:type="simple" xlink:actuate="onRequest" xlink:title="Normal" xlink:href=""/>
  </office:meta>
</office:document-meta>
</file>